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740215" calcext:value-type="float">
            <text:p>740215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575910" calcext:value-type="float">
            <text:p>575910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8:38:38.90486541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34:48.390087906</meta:creation-date>
    <dc:date>2022-03-01T08:39:48.239475822</dc:date>
    <meta:editing-duration>PT2H5M31S</meta:editing-duration>
    <meta:editing-cycles>7</meta:editing-cycles>
    <meta:generator>LibreOffice/6.4.7.2$Linux_X86_64 LibreOffice_project/40$Build-2</meta:generator>
    <meta:document-statistic meta:table-count="1" meta:cell-count="63" meta:object-count="0"/>
  </office:meta>
</office:document-meta>
</file>